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Bookman Old Style" svg:font-family="Bookman Old Style" style:font-family-generic="roman" style:font-pitch="variable" svg:panose-1="2 5 6 4 5 5 5 2 2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text-properties style:font-name="Bookman Old Style" fo:font-weight="bold" style:font-weight-asian="bold" fo:font-size="18pt" style:font-size-asian="18pt"/>
    </style:style>
    <style:style style:name="T2" style:parent-style-name="Standaardalinea-lettertype" style:family="text">
      <style:text-properties style:font-name="Bookman Old Style" fo:font-weight="bold" style:font-weight-asian="bold" fo:font-size="12pt" style:font-size-asian="12pt"/>
    </style:style>
    <style:style style:name="T3" style:parent-style-name="Standaardalinea-lettertype" style:family="text">
      <style:text-properties style:font-name="Bookman Old Style" fo:font-size="12pt" style:font-size-asian="12pt"/>
    </style:style>
    <style:style style:name="T4" style:parent-style-name="Standaardalinea-lettertype" style:family="text">
      <style:text-properties style:font-name="Bookman Old Style" fo:font-weight="bold" style:font-weight-asian="bold" fo:font-size="12pt" style:font-size-asian="12pt"/>
    </style:style>
    <style:style style:name="T5" style:parent-style-name="Standaardalinea-lettertype" style:family="text">
      <style:text-properties style:font-name="Bookman Old Style" fo:font-size="12pt" style:font-size-asian="12pt"/>
    </style:style>
    <style:style style:name="T6" style:parent-style-name="Standaardalinea-lettertype" style:family="text">
      <style:text-properties style:font-name="Bookman Old Style" fo:font-size="12pt" style:font-size-asian="12pt"/>
    </style:style>
    <style:style style:name="T7" style:parent-style-name="Standaardalinea-lettertype" style:family="text">
      <style:text-properties style:font-name="Bookman Old Style" fo:font-weight="bold" style:font-weight-asian="bold" fo:font-size="12pt" style:font-size-asian="12pt"/>
    </style:style>
    <style:style style:name="T8" style:parent-style-name="Standaardalinea-lettertype" style:family="text">
      <style:text-properties style:font-name="Bookman Old Style" fo:font-size="12pt" style:font-size-asian="12pt"/>
    </style:style>
    <style:style style:name="T9" style:parent-style-name="Standaardalinea-lettertype" style:family="text">
      <style:text-properties style:font-name="Bookman Old Style" fo:font-weight="bold" style:font-weight-asian="bold" fo:font-size="12pt" style:font-size-asian="12pt"/>
    </style:style>
    <style:style style:name="T10" style:parent-style-name="Standaardalinea-lettertype" style:family="text">
      <style:text-properties style:font-name="Bookman Old Style" fo:font-size="12pt" style:font-size-asian="12pt"/>
    </style:style>
    <style:style style:name="T11" style:parent-style-name="Standaardalinea-lettertype" style:family="text">
      <style:text-properties style:font-name="Bookman Old Style" fo:font-size="12pt" style:font-size-asian="12pt"/>
    </style:style>
    <style:style style:name="T12" style:parent-style-name="Standaardalinea-lettertype" style:family="text">
      <style:text-properties style:font-name="Bookman Old Style" fo:font-weight="bold" style:font-weight-asian="bold" fo:font-size="12pt" style:font-size-asian="12pt"/>
    </style:style>
    <style:style style:name="T13" style:parent-style-name="Standaardalinea-lettertype" style:family="text">
      <style:text-properties style:font-name="Bookman Old Style" fo:font-size="12pt" style:font-size-asian="12pt"/>
    </style:style>
    <style:style style:name="T14" style:parent-style-name="Standaardalinea-lettertype" style:family="text">
      <style:text-properties style:font-name="Bookman Old Style" fo:font-size="12pt" style:font-size-asian="12pt"/>
    </style:style>
    <style:style style:name="T15" style:parent-style-name="Standaardalinea-lettertype" style:family="text">
      <style:text-properties style:font-name="Bookman Old Style" fo:font-weight="bold" style:font-weight-asian="bold" fo:font-size="12pt" style:font-size-asian="12pt"/>
    </style:style>
    <style:style style:name="T16" style:parent-style-name="Standaardalinea-lettertype" style:family="text">
      <style:text-properties style:font-name="Bookman Old Style" fo:font-size="12pt" style:font-size-asian="12pt"/>
    </style:style>
    <style:style style:name="T17" style:parent-style-name="Standaardalinea-lettertype" style:family="text">
      <style:text-properties style:font-name="Bookman Old Style" fo:font-size="12pt" style:font-size-asian="12pt"/>
    </style:style>
    <style:style style:name="T18" style:parent-style-name="Standaardalinea-lettertype" style:family="text">
      <style:text-properties style:font-name="Bookman Old Style" fo:font-weight="bold" style:font-weight-asian="bold" fo:font-size="12pt" style:font-size-asian="12pt"/>
    </style:style>
    <style:style style:name="T19" style:parent-style-name="Standaardalinea-lettertype" style:family="text">
      <style:text-properties style:font-name="Bookman Old Style" fo:font-size="12pt" style:font-size-asian="12pt"/>
    </style:style>
    <style:style style:name="T20" style:parent-style-name="Standaardalinea-lettertype" style:family="text">
      <style:text-properties style:font-name="Bookman Old Style" fo:font-size="12pt" style:font-size-asian="12pt"/>
    </style:style>
    <style:style style:name="T21" style:parent-style-name="Standaardalinea-lettertype" style:family="text">
      <style:text-properties style:font-name="Bookman Old Style" fo:font-size="12pt" style:font-size-asian="12pt"/>
    </style:style>
    <style:style style:name="T22" style:parent-style-name="Standaardalinea-lettertype" style:family="text">
      <style:text-properties style:font-name="Bookman Old Style" fo:font-size="12pt" style:font-size-asian="12pt"/>
    </style:style>
    <style:style style:name="T23" style:parent-style-name="Standaardalinea-lettertype" style:family="text">
      <style:text-properties style:font-name="Bookman Old Style" fo:font-weight="bold" style:font-weight-asian="bold" fo:font-size="12pt" style:font-size-asian="12pt"/>
    </style:style>
    <style:style style:name="T24" style:parent-style-name="Standaardalinea-lettertype" style:family="text">
      <style:text-properties style:font-name="Bookman Old Style" fo:font-size="12pt" style:font-size-asian="12pt"/>
    </style:style>
    <style:style style:name="T25" style:parent-style-name="Standaardalinea-lettertype" style:family="text">
      <style:text-properties style:font-name="Bookman Old Style" fo:font-weight="bold" style:font-weight-asian="bold" fo:font-size="12pt" style:font-size-asian="12pt"/>
    </style:style>
    <style:style style:name="T26" style:parent-style-name="Standaardalinea-lettertype" style:family="text">
      <style:text-properties style:font-name="Bookman Old Style" fo:font-size="12pt" style:font-size-asian="12pt"/>
    </style:style>
    <style:style style:name="T27" style:parent-style-name="Standaardalinea-lettertype" style:family="text">
      <style:text-properties style:font-name="Bookman Old Style" fo:font-size="12pt" style:font-size-asian="12pt"/>
    </style:style>
    <style:style style:name="T28" style:parent-style-name="Standaardalinea-lettertype" style:family="text">
      <style:text-properties style:font-name="Bookman Old Style" fo:font-weight="bold" style:font-weight-asian="bold" fo:font-size="12pt" style:font-size-asian="12pt"/>
    </style:style>
    <style:style style:name="T29" style:parent-style-name="Standaardalinea-lettertype" style:family="text">
      <style:text-properties style:font-name="Bookman Old Style" fo:font-size="12pt" style:font-size-asian="12pt"/>
    </style:style>
    <style:style style:name="T30" style:parent-style-name="Standaardalinea-lettertype" style:family="text">
      <style:text-properties style:font-name="Bookman Old Style" fo:font-size="12pt" style:font-size-asian="12pt"/>
    </style:style>
    <style:style style:name="T31" style:parent-style-name="Standaardalinea-lettertype" style:family="text">
      <style:text-properties style:font-name="Bookman Old Style" fo:font-weight="bold" style:font-weight-asian="bold" fo:font-size="12pt" style:font-size-asian="12pt"/>
    </style:style>
    <style:style style:name="T32" style:parent-style-name="Standaardalinea-lettertype" style:family="text">
      <style:text-properties style:font-name="Bookman Old Style" fo:font-size="12pt" style:font-size-asian="12pt"/>
    </style:style>
    <style:style style:name="T33" style:parent-style-name="Standaardalinea-lettertype" style:family="text">
      <style:text-properties style:font-name="Bookman Old Style" fo:font-size="12pt" style:font-size-asian="12pt"/>
    </style:style>
    <style:style style:name="T34" style:parent-style-name="Standaardalinea-lettertype" style:family="text">
      <style:text-properties style:font-name="Bookman Old Style" fo:font-weight="bold" style:font-weight-asian="bold" fo:font-size="12pt" style:font-size-asian="12pt"/>
    </style:style>
    <style:style style:name="T35" style:parent-style-name="Standaardalinea-lettertype" style:family="text">
      <style:text-properties style:font-name="Bookman Old Style" fo:font-size="12pt" style:font-size-asian="12pt"/>
    </style:style>
    <style:style style:name="T36" style:parent-style-name="Standaardalinea-lettertype" style:family="text">
      <style:text-properties style:font-name="Bookman Old Style" fo:font-size="12pt" style:font-size-asian="12pt"/>
    </style:style>
    <style:style style:name="T37" style:parent-style-name="Standaardalinea-lettertype" style:family="text">
      <style:text-properties style:font-name="Bookman Old Style" fo:font-weight="bold" style:font-weight-asian="bold" fo:font-size="12pt" style:font-size-asian="12pt"/>
    </style:style>
    <style:style style:name="T38" style:parent-style-name="Standaardalinea-lettertype" style:family="text">
      <style:text-properties style:font-name="Bookman Old Style" fo:font-size="12pt" style:font-size-asian="12pt"/>
    </style:style>
    <style:style style:name="T39" style:parent-style-name="Standaardalinea-lettertype" style:family="text">
      <style:text-properties style:font-name="Bookman Old Style" fo:font-weight="bold" style:font-weight-asian="bold" fo:font-size="12pt" style:font-size-asian="12pt"/>
    </style:style>
    <style:style style:name="T40" style:parent-style-name="Standaardalinea-lettertype" style:family="text">
      <style:text-properties style:font-name="Bookman Old Style" fo:font-weight="bold" style:font-weight-asian="bold" fo:font-size="12pt" style:font-size-asian="12pt"/>
    </style:style>
    <style:style style:name="T41" style:parent-style-name="Standaardalinea-lettertype" style:family="text">
      <style:text-properties style:font-name="Bookman Old Style" fo:font-size="12pt" style:font-size-asian="12pt"/>
    </style:style>
    <style:style style:name="T42" style:parent-style-name="Standaardalinea-lettertype" style:family="text">
      <style:text-properties style:font-name="Bookman Old Style" fo:font-size="12pt" style:font-size-asian="12pt"/>
    </style:style>
    <style:style style:name="T43" style:parent-style-name="Standaardalinea-lettertype" style:family="text">
      <style:text-properties style:font-name="Bookman Old Style" fo:font-weight="bold" style:font-weight-asian="bold" fo:font-size="12pt" style:font-size-asian="12pt"/>
    </style:style>
    <style:style style:name="T44" style:parent-style-name="Standaardalinea-lettertype" style:family="text">
      <style:text-properties style:font-name="Bookman Old Style" fo:font-size="12pt" style:font-size-asian="12pt"/>
    </style:style>
    <style:style style:name="T45" style:parent-style-name="Standaardalinea-lettertype" style:family="text">
      <style:text-properties style:font-name="Bookman Old Style" fo:font-size="12pt" style:font-size-asian="12pt"/>
    </style:style>
    <style:style style:name="T46" style:parent-style-name="Standaardalinea-lettertype" style:family="text">
      <style:text-properties style:font-name="Bookman Old Style" fo:font-weight="bold" style:font-weight-asian="bold" fo:font-size="12pt" style:font-size-asian="12pt"/>
    </style:style>
    <style:style style:name="T47" style:parent-style-name="Standaardalinea-lettertype" style:family="text">
      <style:text-properties style:font-name="Bookman Old Style" fo:font-size="12pt" style:font-size-asian="12pt"/>
    </style:style>
  </office:automatic-styles>
  <office:body>
    <office:text text:use-soft-page-breaks="true">
      <text:p text:style-name="P1">Defenition of done sprint 3</text:p>
      <text:p text:style-name="Standaard"><text:span text:style-name="T2">Inventory maken:<text:s/></text:span><text:span text:style-name="T3">Een design maken voor het inventory systeem. Dit moet in de game komen en heeft de volgende functionaliteit nodig:</text:span><text:span text:style-name="T4"><text:s/></text:span><text:span text:style-name="T5">lijst met items<text:s/></text:span><text:span text:style-name="T6">weergeven, items verplaatsen en selecteren. En het moet voldoen aan de conventies.</text:span></text:p>
      <text:p text:style-name="Standaard"><text:span text:style-name="T7">Klassendiagram bijwerken:<text:s/></text:span><text:span text:style-name="T8">Het automatisch gegeneerde klassendiagram bijwerken. Moet voldoen aan de conventies.</text:span></text:p>
      <text:p text:style-name="Standaard"><text:span text:style-name="T9">Geluiden maken (sound effects):<text:s/></text:span><text:span text:style-name="T10">Als de lijst met sound effects</text:span><text:span text:style-name="T11"><text:s/>uitgewerkt is dus dat er een echt geluid is voor ieder element in de lijst. En het moet voldoen aan de conventies.</text:span></text:p>
      <text:p text:style-name="Standaard"><text:span text:style-name="T12">Muziek maken:<text:s/></text:span><text:span text:style-name="T13">Als de lijst met muziek uitgewerkt is dus dat er een echt geluid is voor ieder element in de lijst. En het moet voldoen aan de</text:span><text:span text:style-name="T14"><text:s/>conventies.</text:span></text:p>
      <text:p text:style-name="Standaard"><text:span text:style-name="T15">Textures maken:<text:s/></text:span><text:span text:style-name="T16">als alle textures 16x16 gemaakt zijn, ongeveer dezelfde stijl en kleur als de andere textures. Dit houd ook in dat de textures van de programon in de battle 32x32 gemaakt moeten worden. En alle textures moeten overeen komen met</text:span><text:span text:style-name="T17"><text:s/>de lijst van textures. En het moet voldoen aan de conventies.</text:span></text:p>
      <text:p text:style-name="Standaard"><text:span text:style-name="T18">Animaties maken:<text:s/></text:span><text:span text:style-name="T19">deze worden afgeleid van de textures, we houden dezelfde kleuren thema en dezelfde stijl als de textures.</text:span><text:span text:style-name="T20"><text:s/>En</text:span><text:span text:style-name="T21"><text:s/>het</text:span><text:span text:style-name="T22"><text:s/>moet voldoen aan de conventies. Er is één animatie ‘ScreenAnimation’, met deze animatie wordt er een vierkant getekend op het scherm die langzaam groter wordt.</text:span></text:p>
      <text:p text:style-name="Standaard"><text:span text:style-name="T23">Items maken:<text:s/></text:span><text:span text:style-name="T24">Alle items uit het storyboard moeten werkend en te gebruikend zijn. En het moet voldoen aan de conventies.</text:span></text:p>
      <text:p text:style-name="Standaard"><text:span text:style-name="T25">Programons maken:<text:s/></text:span><text:span text:style-name="T26">Dat de textures van de programons ingame worden weergeven. En je moet er een geve</text:span><text:span text:style-name="T27">cht mee kunnen doen. En het moet voldoen aan de conventies.</text:span></text:p>
      <text:p text:style-name="Standaard"><text:span text:style-name="T28">Events maken:<text:s/></text:span><text:span text:style-name="T29">Er is een event ‘OnEnter’, dit event geeft de volgende argumenten mee; ‘oldPos’ de oude node van de actor, ‘newPos’ de nieuwe node voor de actor, ‘currentActor’ de huidige actor voor</text:span><text:span text:style-name="T30"><text:s/>wie de nieuwe positie is. Ook is er nog een ‘OnEncounter’ event, deze wordt getriggerd als een Actor een Creature tegenkomt.</text:span></text:p>
      <text:p text:style-name="Standaard"><text:span text:style-name="T31">Dialogen maken:<text:s/></text:span><text:span text:style-name="T32">Compleet schrijven van de dialogen en het implementeren in de game en dat ze weergegeven worden. Ze moeten voldoen</text:span><text:span text:style-name="T33"><text:s/>aan de conventies.</text:span></text:p>
      <text:p text:style-name="Standaard"><text:span text:style-name="T34">Werkende release versie:<text:s/></text:span><text:span text:style-name="T35">Volledige map in de release branch, je moet kunnen vechten, je moet met npc’s praten, je moet programons kunnen recruiten, items in inventory weergeven, alle gym leaders, 5 programons per soort, je moet kunnen l</text:span><text:span text:style-name="T36">open in de map, alle geluiden moeten aanwezig zijn. En het moet voldoen aan de conventies.</text:span></text:p>
      <text:soft-page-break/>
      <text:p text:style-name="Standaard"><text:span text:style-name="T37">Npc’s maken:<text:s/></text:span><text:span text:style-name="T38">maken van de npc’s in de overworld, dus rondlopen, interactie met ze. En ze moeten voldoen aan de conventies.</text:span><text:span text:style-name="T39"><text:s/></text:span></text:p>
      <text:p text:style-name="Standaard"><text:span text:style-name="T40">Lijst met textures maken:<text:s/></text:span><text:span text:style-name="T41">er moet een lij</text:span><text:span text:style-name="T42">st gemaakt worden met alle textures in het spel deze lijst moet ook bijgewerkt wordne als er nieuwe textures komen. En ze moeten voldoen aan de conventies.</text:span></text:p>
      <text:p text:style-name="Standaard"><text:span text:style-name="T43">Shop keepers maken:<text:s/></text:span><text:span text:style-name="T44">Als je met de shop keepers kan interacten, kan verkopen en inkopen. En het moet<text:s/></text:span><text:span text:style-name="T45">voldoen aan de conventies.</text:span></text:p>
      <text:p text:style-name="Standaard"><text:span text:style-name="T46">Volledige map maken:<text:s/></text:span><text:span text:style-name="T47"><text:s/>als de map overeen komt met de schets, als je niet kan lopen waar je niet hoort te lopen en als je kan interacten. En als je huizen binnen kan. Met inhouden van de map.</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Bookman Old Style" svg:font-family="Bookman Old Style" style:font-family-generic="roman" style:font-pitch="variable" svg:panose-1="2 5 6 4 5 5 5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nthony peeters</meta:initial-creator>
    <dc:creator>Sem Rekkers</dc:creator>
    <meta:creation-date>2014-12-16T11:28:00Z</meta:creation-date>
    <dc:date>2015-01-23T08:52:00Z</dc:date>
    <meta:template xlink:href="Normal.dotm" xlink:type="simple"/>
    <meta:editing-cycles>4</meta:editing-cycles>
    <meta:editing-duration>PT164220S</meta:editing-duration>
    <meta:document-statistic meta:page-count="2" meta:paragraph-count="6" meta:word-count="463" meta:character-count="3008" meta:row-count="21" meta:non-whitespace-character-count="2551"/>
  </office:meta>
</office:document-meta>
</file>